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ticle original sur <text:a xlink:type="simple" xlink:href="http://www.spip-contrib.net/Boite-a-outils-pour-articles">http://www.spip-contrib.net/Boite-a-outils-pour-articles</text:a> </text:p>
      <text:p text:style-name="Standard"/>
      <text:p text:style-name="Standard"/>
      <text:p text:style-name="Standard">{{{Origine}}} </text:p>
      <text:p text:style-name="Standard"/>
      <text:p text:style-name="Standard">Aficionados de spip depuis un certain temps, j'ai toujours voulu insérer une version imprimable de l'article dans le squelette. Puis est venu l'idée de pouvoir envoyer l'article à un ami. Tout ça se faisait avec beaucoup de bidouillage sous 1.8, puis est arrivée la version 1.9 et <text:s/>son cortège de plugins qui a décuplé et simplifié les possibilités d'interactivité de SPIP.</text:p>
      <text:p text:style-name="Standard"/>
      <text:p text:style-name="Standard">Après avoir utilisé les plugins article PDF et Envoyer à un ami, j'en ai voulu encore plus et m'inspirant de quelques sites comme [agoravox-&gt;</text:p>
      <text:p text:style-name="Standard">http://www.agoravox.fr/] </text:p>
      <text:p text:style-name="Standard">&lt;img5188&gt;</text:p>
      <text:p text:style-name="Standard">ou [libération-&gt;http://www.liberation.fr/]&lt;img5189&gt;</text:p>
      <text:p text:style-name="Standard"/>
      <text:p text:style-name="Standard">J'ai écrit [une petite noisette-&gt;art2231] pour insérer plus facilement cette <text:s/>série d'outils dans les articles. Et poussant la logique encore plus loin voici l'évolution de cette noisette sous forme de plugin, plus facile à installer et à configurer.</text:p>
      <text:p text:style-name="Standard"/>
      <text:p text:style-name="Standard">{{{Description}}}</text:p>
      <text:p text:style-name="Standard"/>
      <text:p text:style-name="Standard">Ce plugin vous permet d'insérer dans tous vos article une boite à outils regroupant divers outils sous forme de bouton pour :</text:p>
      <text:p text:style-name="Standard"/>
      <text:p text:style-name="Standard">- &lt;img5194&gt; <text:s/>Avoir une version imprimable de l'article sans la mise en forme du site </text:p>
      <text:p text:style-name="Standard"/>
      <text:p text:style-name="Standard">- &lt;img5184&gt; Syndiquer la rubrique de l'article </text:p>
      <text:p text:style-name="Standard"><text:s/></text:p>
      <text:p text:style-name="Standard">- &lt;img5191&gt; Ajouter un commentaire à l'article : raccourci vers le forum attaché à l'article <text:s/>:</text:p>
      <text:p text:style-name="Standard">&lt;code&gt;</text:p>
      <text:p text:style-name="Standard">&lt;img src="#CHEMIN{images/chat.png}"&gt;</text:p>
      <text:p text:style-name="Standard">[&lt;a href="(#PARAMETRES_FORUM|url_reponse_forum)"&gt;Réagir à l'article&lt;/a&gt;]</text:p>
      <text:p text:style-name="Standard">&lt;/code&gt;</text:p>
      <text:p text:style-name="Standard"/>
      <text:p text:style-name="Standard">- Compteur du nombre de réactions à l'article : </text:p>
      <text:p text:style-name="Standard">&lt;code&gt;</text:p>
      <text:p text:style-name="Standard">&lt;BOUCLE_compteur_forum(FORUMS){id_article}&gt;&lt;/BOUCLE_compteur_forum&gt;</text:p>
      <text:p text:style-name="Standard">#TOTAL_BOUCLE réactions</text:p>
      <text:p text:style-name="Standard">&lt;//B_compteur_forum&gt;</text:p>
      <text:p text:style-name="Standard">&lt;/code&gt;</text:p>
      <text:p text:style-name="Standard"/>
      <text:p text:style-name="Standard">- &lt;img5190&gt; Lien vers les articles du même auteur </text:p>
      <text:p text:style-name="Standard">&lt;code&gt;</text:p>
      <text:p text:style-name="Standard">&lt;BOUCLE_auteur_article(AUTEURS){id_article}&gt;</text:p>
      <text:p text:style-name="Standard">&lt;a href="#URL_AUTEUR"&gt;</text:p>
      <text:p text:style-name="Standard">&lt;img src="#CHEMIN{images/auteur.png}" title="articles du même auteur"&gt;Du même auteur</text:p>
      <text:p text:style-name="Standard">&lt;/a&gt;</text:p>
      <text:p text:style-name="Standard">&lt;/BOUCLE_auteur_article&gt;</text:p>
      <text:p text:style-name="Standard">&lt;/code&gt;</text:p>
      <text:p text:style-name="Standard"/>
      <text:p text:style-name="Standard">Ce plugin sert également de conteneur à d'autres plugins afin d'ajouter d'autre fonctions :</text:p>
      <text:p text:style-name="Standard"/>
      <text:p text:style-name="Standard">- &lt;img5185&gt; Régler la taille du texte de l'article avec le [plugin bouton texte-&gt;art1474]</text:p>
      <text:p text:style-name="Standard"/>
      <text:p text:style-name="Standard">- &lt;img5181&gt; Format pdf de l'article avec le [plugin article-pdf-&gt;art2226] qui génère dans une nouvelle <text:s/>page l'article au format pdf. Vous pouvez alors l'enregistrer ou l'imprimer comme tout fichier pdf</text:p>
      <text:p text:style-name="Standard"/>
      <text:p text:style-name="Standard">- &lt;img5193&gt; Envoyer par mail une page à un ami avec le [plugin envoyer à un ami-&gt;art2228]. Ce plugin ouvre un formulaire d'envoi qui permet d'envoyer un courriel avec un lien vers la page concernée. {Attention plugin non fonctionnel sous SPIP 1.9.2}</text:p>
      <text:p text:style-name="Standard"/>
      <text:p text:style-name="Standard">- Attribuer une note à l'article avec [le plugin notation-&gt;art2420]</text:p>
      <text:p text:style-name="Standard"/>
      <text:p text:style-name="Standard">{{{Installation}}}</text:p>
      <text:p text:style-name="Standard"/>
      <text:p text:style-name="Standard">Récupérer le zip du plugin sur l’espace de téléchargement de la Zone : [-&gt;http://files.spip.org/spip-zone/][[En cas de problème sur ce lien de téléchargement voir [les sites miroirs-&gt;rub123] ]]. L'installation se déroule ensuite comme pour tous les autres plugins, cf. [-&gt;http://www.spip.net/fr_article3396.html].</text:p>
      <text:p text:style-name="Standard"/>
      <text:p text:style-name="Standard">Pour profiter de toutes les fonctions n'oubliez pas d'installer et d'activer les plugins complémentaires (voir les sources plus bas). Le plugin boite à outils prend en charge ces plugins complémentaires, vous n'avez pas besoin d'ajouter les balises spécifiques de chaque plugins vous même.</text:p>
      <text:p text:style-name="Standard"/>
      <text:p text:style-name="Standard">Il ne vous reste plus qu'a insérer <text:s/>dans votre squelette article.html à l'endroit désiré le code suivant : </text:p>
      <text:p text:style-name="Standard">- version en boite &lt;code&gt;&lt;INCLURE{fond=inc-boite-outils}{id_article}&gt;&lt;/code&gt;</text:p>
      <text:p text:style-name="Standard">- version en barre &lt;code&gt;&lt;INCLURE{fond=inc-barre-outils}{id_article}&gt;&lt;/code&gt;</text:p>
      <text:p text:style-name="Standard">&lt;img5176|center&gt;</text:p>
      <text:p text:style-name="Standard"/>
      <text:p text:style-name="Standard"/>
      <text:p text:style-name="Standard">{{{Configuration}}}</text:p>
      <text:p text:style-name="Standard"/>
      <text:p text:style-name="Standard">Attention le plugin cfg est obligatoire pour pouvoir configurer le plugin.</text:p>
      <text:p text:style-name="Standard"/>
      <text:p text:style-name="Standard">Le plugin posséde une interface de configuration [réalisée grâce à cfg-&gt;rub575] qui vous permet, pour le moment, de configurer les éléments à afficher dans le plugin.</text:p>
      <text:p text:style-name="Standard"/>
      <text:p text:style-name="Standard">Pour accéder à l'interface de configuration, direction la page de gestion des plugins, vous dépliez l'onglet du plugin et vous obtenez un lien vers la configuration</text:p>
      <text:p text:style-name="Standard">&lt;img5179|center&gt;</text:p>
      <text:p text:style-name="Standard"/>
      <text:p text:style-name="Standard">Il ne vous reste plus qu'a cocher les éléments que vous souhaitez voir apparaitre dans votre article.</text:p>
      <text:p text:style-name="Standard">&lt;img5177|center&gt;</text:p>
      <text:p text:style-name="Standard"/>
      <text:p text:style-name="Standard"/>
      <text:p text:style-name="Standard">{{{Personnalisation}}}</text:p>
      <text:p text:style-name="Standard"/>
      <text:p text:style-name="Standard">En développement pour être intégrée au plugin.</text:p>
      <text:p text:style-name="Standard"/>
      <text:p text:style-name="Standard">Vous pouvez néanmoins personnalisez les icones de la boite à outils en mettant les votres à la place de ceux présents dans le répertoire &lt;code&gt;outils_article/img_pack&lt;/code&gt;.</text:p>
      <text:p text:style-name="Standard">Ce répertoire contient également des icônes alternatives pour les plugins complémentaires (voir la doc des différents plugins pour les personnaliser)</text:p>
      <text:p text:style-name="Standard"/>
      <text:p text:style-name="Standard">Les icônes sont issues de [Jakub ’Jimmac’ Steiner-&gt;http://jimmac.musichall.cz/i.php]</text:p>
      <text:p text:style-name="Standard"/>
      <text:p text:style-name="Standard">Vous pouvez également changer l'intitulé des boutons en modifiant le ficher &lt;code&gt;outils_article/lang/outilsarticle_fr.php&lt;/code&gt;</text:p>
      <text:p text:style-name="Standard"/>
      <text:p text:style-name="Standard"/>
      <text:p text:style-name="Standard">{{{Source}}}</text:p>
      <text:p text:style-name="Standard"/>
      <text:p text:style-name="Standard">Source d'inspiration et plugins complémentaires :</text:p>
      <text:p text:style-name="Standard">-* pour la version imprimable</text:p>
      <text:p text:style-name="Standard">-** [-&gt;art222]</text:p>
      <text:p text:style-name="Standard">-** [-&gt;art1437]</text:p>
      <text:p text:style-name="Standard">-* [-&gt;art2226]</text:p>
      <text:p text:style-name="Standard">-* [-&gt;art2228]</text:p>
      <text:p text:style-name="Standard">-* [-&gt;art1474]</text:p>
      <text:p text:style-name="Standard">-* [-&gt;art2420]</text:p>
      <text:p text:style-name="Standard"/>
      <text:p text:style-name="Standard">{{{Téléchargement}}}</text:p>
      <text:p text:style-name="Standard">-* [voir le code</text:p>
      <text:p text:style-name="Standard">dans la zone-&gt;http://zone.spip.org/trac/spip-zone/browser/_plugins_/_test_/outils_article/]</text:p>
      <text:p text:style-name="Standard">-* [télécharger le zip-&gt;http://files.spip.org/spip-zone/]</text:p>
      <text:p text:style-name="Standard"/>
      <text:p text:style-name="Standard">{{{TODO}}}</text:p>
      <text:p text:style-name="Standard"/>
      <text:p text:style-name="Standard">-* internationalisation</text:p>
      <text:p text:style-name="Standard">-** finir traduction espagnole (noisette) ok v0.2</text:p>
      <text:p text:style-name="Standard">-** traduction anglaise</text:p>
      <text:p text:style-name="Standard">-* système d'habillages pour pouvoir choisir ses icônes dans la partie privée</text:p>
      <text:p text:style-name="Standard">-* choix du texte de l'intitulé avec cfg</text:p>
      <text:p text:style-name="Standard">-* transformation de la noisette en balise (#BOITE_OUTILS)</text:p>
      <text:p text:style-name="Standard">-* passage en feuille de style des squelettes</text:p>
      <text:p text:style-name="Standard">-* ajouter un lien pour syndiquer les commentaires de l'article</text:p>
      <text:p text:style-name="Standard"/>
      <text:p text:style-name="Standard"/>
      <text:p text:style-name="Standard">Fin de l'article original</text:p>
      <text:p text:style-name="Standard"/>
      <text:p text:style-name="Standard">Versions</text:p>
      <text:p text:style-name="Standard"/>
      <text:p text:style-name="Standard">v0,1 <text:s text:c="9"/>06/2007</text:p>
      <text:p text:style-name="Standard"/>
      <text:list text:style-name="L1">
        <text:list-item>
          <text:p text:style-name="P1">version d'origine, adaptation des noisettes en plugin</text:p>
        </text:list-item>
        <text:list-item>
          <text:p text:style-name="P1">configuration avec cfg</text:p>
        </text:list-item>
        <text:list-item>
          <text:p text:style-name="P1">internationnalisation : version espagnole et balise de langue</text:p>
        </text:list-item>
        <text:list-item>
          <text:p text:style-name="P1">envoyer par mail</text:p>
        </text:list-item>
        <text:list-item>
          <text:p text:style-name="P1">taille du texte </text:p>
        </text:list-item>
        <text:list-item>
          <text:p text:style-name="P1">réagir à l'article </text:p>
        </text:list-item>
        <text:list-item>
          <text:p text:style-name="P1">compteur de réaction</text:p>
        </text:list-item>
        <text:list-item>
          <text:p text:style-name="P1">version pdf</text:p>
        </text:list-item>
        <text:list-item>
          <text:p text:style-name="P1">imprimer la page</text:p>
        </text:list-item>
      </text:list>
      <text:p text:style-name="Standard">v 0,2 <text:s text:c="10"/>12/2007</text:p>
      <text:p text:style-name="Standard"/>
      <text:p text:style-name="Standard">ajout de bouton:</text:p>
      <text:list text:style-name="L2">
        <text:list-item>
          <text:p text:style-name="P2">notation </text:p>
        </text:list-item>
        <text:list-item>
          <text:p text:style-name="P2">syndication de la rubrique</text:p>
        </text:list-item>
      </text:list>
      <text:p text:style-name="Standard"/>
      <text:p text:style-name="Standard">nettoyage du code</text:p>
      <text:p text:style-name="Standard">amélioration de l'interface cfg</text:p>
      <text:p text:style-name="Standard">correction des bugs signalé sur le forum</text:p>
      <text:p text:style-name="Standard"/>
      <text:p text:style-name="Standard"/>
      <text:p text:style-name="Standard">v0,3</text:p>
      <text:p text:style-name="Standard"/>
      <text:p text:style-name="Standard">ajout d'un filtre pluriel sur le compteur de réaction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christophe vallois</meta:initial-creator>
    <meta:creation-date>2007-12-09T22:54:21</meta:creation-date>
    <dc:creator>christophe vallois</dc:creator>
    <dc:date>2007-12-09T23:27:58</dc:date>
    <dc:language>fr-FR</dc:language>
    <meta:editing-cycles>2</meta:editing-cycles>
    <meta:editing-duration>PT1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00" meta:word-count="864" meta:character-count="5852"/>
  </office:meta>
</office:document-meta>
</file>